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15.png" xlink:type="simple" xlink:show="embed" xlink:actuate="onLoad"/></draw:frame></text:p>
          </table:table-cell>
          <table:table-cell table:style-name="Table1.B1" office:value-type="string">
            <text:h text:style-name="P2" text:outline-level="1">Остаточное энерговыделени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115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Если ядерный реактор работает в окрестности номинального режима, то для расчета его мощности (нейтронной и тепловой) можно использовать только уравнения кинетики нейтронов, так как в этом случае значения относительной нейтронной мощности (нормированной на номинальную нейтронную мощность) и относительной тепловой мощности (нормированной на номинальную тепловую мощность) приблизительно равны:</text:p>
            <text:p text:style-name="P6"><draw:frame draw:style-name="fr3" draw:name="Объект1" text:anchor-type="as-char" svg:width="5.022cm" svg:height="1.38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3" text:anchor-type="as-char" svg:width="4.334cm" svg:height="0.69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и<draw:frame draw:style-name="fr3" draw:name="Объект2" text:anchor-type="as-char" svg:width="4.667cm" svg:height="0.69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Если нейтронная мощность реактора резко изменилась, то при расчете тепловой мощности обязательно нужно учитывать вклад <text:span text:style-name="T1">остаточного энерговыделения</text:span>.</text:p>
            <text:p text:style-name="P6">На вход блока <text:span text:style-name="T1">Остаточное энерговыделение</text:span> подается относительная нейтронная мощность, вычисленная при помощи блока <text:span text:style-name="T1">Кинетика нейтронов</text:span>, причем в диалоговом окне блока <text:span text:style-name="T1">Кинетика нейтронов</text:span> в строке <text:span text:style-name="T2">Нормировка</text:span> необходимо установить 1. </text:p>
            <text:p text:style-name="P6">В диалоговом окне блока <text:span text:style-name="T1">Остаточное энерговыделение</text:span> необходимо задать предысторию работы реактора в виде суперпозиции ступенчатых функций.</text:p>
            <text:p text:style-name="P6">Пример использования блока <text:span text:style-name="T1">Остаточное энерговыделение</text:span> приведен на рисунке 1.</text:p>
            <text:p text:style-name="P7"><draw:frame draw:style-name="fr2" draw:name="Графический объект3" text:anchor-type="as-char" svg:width="10.98cm" svg:height="6.615cm" draw:z-index="5"><draw:image xlink:href="../images/0115_sample.png" xlink:type="simple" xlink:show="embed" xlink:actuate="onLoad"/></draw:frame></text:p>
            <text:p text:style-name="P8">Рисунок 1 — Падение стержня</text:p>
            <text:p text:style-name="P6">Типовой блок <text:span text:style-name="T1">Усилитель</text:span> выполняет нормировку тепловой мощности реактора, а подпись <text:span text:style-name="T2">1/1.0658</text:span> под блоком «сообщает», что на момент аварийной ситуации дополнительный вклад в тепловую мощность остаточного энерговыделения составляет 6.58 %.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статочное энерговыделение</dc:title>
    <dc:date>2014-12-26T13:15:03.99</dc:date>
    <meta:generator>OpenOffice/4.1.1$Win32 OpenOffice.org_project/411m6$Build-9775</meta:generator>
    <meta:editing-duration>PT6H14M18S</meta:editing-duration>
    <meta:editing-cycles>136</meta:editing-cycles>
    <meta:document-statistic meta:table-count="1" meta:image-count="3" meta:object-count="3" meta:page-count="2" meta:paragraph-count="15" meta:word-count="161" meta:character-count="130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N</mi>
              <mi mathvariant="italic">нейтр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  <mo stretchy="false">≃</mo>
        <mfrac>
          <mrow>
            <msub>
              <mi>N</mi>
              <mi mathvariant="italic">тепл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</mrow>
      <mi/>
      <mo stretchy="false">→</mo>
      <mi/>
    </mrow>
    <annotation encoding="StarMath 5.0">{N_нейтр(t)} over {N_нейтр^{ном}} simeq {N_тепл(t)} over {N_нейтр^{ном}} ~rightarrow~</annotation>
  </semantics>
</math>
</file>

<file path=Object 2/content.xml><?xml version="1.0" encoding="utf-8"?>
<math xmlns="http://www.w3.org/1998/Math/MathML">
  <semantics>
    <mrow>
      <mrow>
        <mrow>
          <msub>
            <mi>N</mi>
            <mi mathvariant="italic">нейтр</mi>
          </msub>
          <mrow>
            <mo stretchy="false">(</mo>
            <mrow>
              <mi>t</mi>
            </mrow>
            <mo stretchy="false">)</mo>
          </mrow>
        </mrow>
        <mo stretchy="false">=</mo>
        <mrow>
          <msubsup>
            <mi>N</mi>
            <mi mathvariant="italic">нейтр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{N_нейтр(t)} = N_нейтр^{ном} cdot tilde{n}(t)</annotation>
  </semantics>
</math>
</file>

<file path=Object 3/content.xml><?xml version="1.0" encoding="utf-8"?>
<math xmlns="http://www.w3.org/1998/Math/MathML">
  <semantics>
    <mrow>
      <msub>
        <mi>N</mi>
        <mi mathvariant="italic">тепл</mi>
      </msub>
      <mrow>
        <mrow>
          <mo stretchy="false">(</mo>
          <mrow>
            <mi>t</mi>
          </mrow>
          <mo stretchy="false">)</mo>
        </mrow>
        <mo stretchy="false">=</mo>
        <mrow>
          <msubsup>
            <mi>N</mi>
            <mi mathvariant="italic">тепл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N_тепл(t) = N_тепл^{ном} cdot tilde{n}(t)</annotation>
  </semantics>
</math>
</file>